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paragraph-properties fo:margin-top="0in" fo:margin-bottom="0in" loext:contextual-spacing="false"/>
    </style:style>
    <style:style style:name="P16" style:family="paragraph" style:parent-style-name="Text_20_body" style:list-style-name="L1">
      <style:paragraph-properties fo:margin-top="0in" fo:margin-bottom="0in" loext:contextual-spacing="false"/>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9">
      <style:paragraph-properties fo:margin-top="0in" fo:margin-bottom="0in" loext:contextual-spacing="false"/>
    </style:style>
    <style:style style:name="P21" style:family="paragraph" style:parent-style-name="Text_20_body" style:list-style-name="L10">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style:style style:name="P23" style:family="paragraph" style:parent-style-name="Text_20_body" style:list-style-name="L14">
      <style:paragraph-properties fo:margin-top="0in" fo:margin-bottom="0in" loext:contextual-spacing="false"/>
    </style:style>
    <style:style style:name="P24"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metrics can provide powerful insights into your systems that can help you make decisions, but it is often not enough to simply be able to look at your data. In the real world, you will likely need real-time alerts to let you know when something is happening that you might need to address. Prometheus Alertmanager can be very useful in this regard. In this lesson, we will introduce Alertmanager and discuss its role in your monitoring and alerting ecosystem.</text:p>
      <text:h text:style-name="Heading_20_3" text:outline-level="3"><text:bookmark text:name="relevant-documentation"/>Relevant Documentation</text:h>
      <text:list xml:id="list2084947835" text:style-name="L14">
        <text:list-item>
          <text:p text:style-name="P23"><text:a xlink:type="simple" xlink:href="https://prometheus.io/docs/alerting/alertmanager/" text:style-name="Internet_20_link" text:visited-style-name="Visited_20_Internet_20_Link">Alertmanager</text:a></text:p>
        </text:list-item>
        <text:list-item>
          <text:p text:style-name="P14"><text:a xlink:type="simple" xlink:href="https://prometheus.io/docs/alerting/overview/" text:style-name="Internet_20_link" text:visited-style-name="Visited_20_Internet_20_Link">Alerting Overview</text:a></text:p>
        </text:list-item>
      </text:list>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8T07:10:30.140481738</dc:date>
    <meta:editing-duration>PT23H58M18S</meta:editing-duration>
    <meta:editing-cycles>12</meta:editing-cycles>
    <meta:generator>LibreOffice/6.0.7.3$Linux_X86_64 LibreOffice_project/00m0$Build-3</meta:generator>
    <meta:document-statistic meta:table-count="0" meta:image-count="0" meta:object-count="0" meta:page-count="1" meta:paragraph-count="4" meta:word-count="87" meta:character-count="523" meta:non-whitespace-character-count="442"/>
  </office:meta>
</office:document-meta>
</file>